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bae8d" officeooo:paragraph-rsid="001bae8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54141" officeooo:paragraph-rsid="00154141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686ac" officeooo:paragraph-rsid="001686ac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text-line-through-style="none" style:text-line-through-type="none" fo:font-size="14pt" fo:font-style="italic" style:text-underline-style="none" fo:font-weight="bold" officeooo:rsid="001686ac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text-line-through-style="none" style:text-line-through-type="none"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style:text-underline-style="none" fo:font-weight="bold" officeooo:paragraph-rsid="00152c4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152c41" officeooo:paragraph-rsid="00152c4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296b0" officeooo:paragraph-rsid="001296b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17b91b" officeooo:paragraph-rsid="0017b91b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style:text-underline-style="none" fo:font-weight="bold" officeooo:rsid="001bae8d" officeooo:paragraph-rsid="001bae8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style:text-underline-style="none" fo:font-weight="bold" officeooo:rsid="001c383d" officeooo:paragraph-rsid="001c383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style:text-underline-style="none" fo:font-weight="bold" officeooo:rsid="001c391c" officeooo:paragraph-rsid="001c391c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style:text-underline-style="none" fo:font-weight="bold" officeooo:rsid="001c383d" officeooo:paragraph-rsid="001c383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style:text-underline-style="none" fo:font-weight="bold" officeooo:rsid="00205fe9" officeooo:paragraph-rsid="00205fe9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style:text-underline-style="none" fo:font-weight="bold" officeooo:rsid="001bae8d" officeooo:paragraph-rsid="001bae8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style:text-underline-style="none" fo:font-weight="bold" officeooo:rsid="0022378d" officeooo:paragraph-rsid="0022378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line-through-style="none" style:text-line-through-type="none" fo:font-style="italic" officeooo:rsid="00154141" style:font-style-asian="italic" style:font-style-complex="italic"/>
    </style:style>
    <style:style style:name="T2" style:family="text">
      <style:text-properties style:text-line-through-style="none" style:text-line-through-type="none" fo:font-style="italic" officeooo:rsid="001686ac" style:font-style-asian="italic" style:font-style-complex="italic"/>
    </style:style>
    <style:style style:name="T3" style:family="text">
      <style:text-properties officeooo:rsid="001686ac"/>
    </style:style>
    <style:style style:name="T4" style:family="text">
      <style:text-properties officeooo:rsid="001296b0"/>
    </style:style>
    <style:style style:name="T5" style:family="text">
      <style:text-properties officeooo:rsid="001bae8d"/>
    </style:style>
    <style:style style:name="T6" style:family="text">
      <style:text-properties officeooo:rsid="001c383d"/>
    </style:style>
    <style:style style:name="T7" style:family="text">
      <style:text-properties officeooo:rsid="001c391c"/>
    </style:style>
    <style:style style:name="T8" style:family="text">
      <style:text-properties officeooo:rsid="00205fe9"/>
    </style:style>
    <style:style style:name="T9" style:family="text">
      <style:text-properties officeooo:rsid="00223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1"/><text:span text:style-name="T4">JAVASCRIPT INTERSHIP REPORT</text:span></text:p>
      <text:p text:style-name="P7"><text:s text:c="59"/>DAILY ACTIVITY REPORT</text:p>
      <text:p text:style-name="P8"/>
      <text:p text:style-name="P8">Day1: Date 28/05/2024</text:p>
      <text:p text:style-name="P8"/>
      <text:p text:style-name="P8">The intership started on 28-05-2024. first day was introduction day. This session includes.</text:p>
      <text:p text:style-name="P8"/>
      <text:p text:style-name="P8">1. Principles of computer</text:p>
      <text:p text:style-name="P8">2. Type of application</text:p>
      <text:p text:style-name="P8">3. Types of website</text:p>
      <text:p text:style-name="P8">4. Explain static and dynamic website</text:p>
      <text:p text:style-name="P8">5. Introduce java script</text:p>
      <text:p text:style-name="P8">6. Explain variables</text:p>
      <text:p text:style-name="P8">7. Explain 4 ways to declare variable</text:p>
      <text:p text:style-name="P8">9. Introduce VS Code and node.js.</text:p>
      <text:p text:style-name="P8">10. <text:s/>Type convverison in java script [implicit and explicit ].</text:p>
      <text:p text:style-name="P8"/>
      <text:p text:style-name="P8"><text:s/>This wil be in hands on training mode,So,We completed 6 task and 4 assignment total 10 programs completed in the indroduction day .</text:p>
      <text:p text:style-name="P8"/>
      <text:p text:style-name="P8">-------------------------------------------------------------------------------------------------------</text:p>
      <text:p text:style-name="P2">DAY 2</text:p>
      <text:p text:style-name="P3">date : 25\05\2024</text:p>
      <text:p text:style-name="P2"/>
      <text:p text:style-name="P2"><text:tab/><text:tab/>Second <text:s/>day is on 25\05\2024 . hands on training will start at 9.45 am we covered the following session</text:p>
      <text:p text:style-name="P2"/>
      <text:p text:style-name="P2">1. <text:span text:style-name="T3">St</text:span>rict keyword and use of strict word with example</text:p>
      <text:p text:style-name="P2">2. <text:span text:style-name="T3">E</text:span>xpression</text:p>
      <text:p text:style-name="P2">3. <text:span text:style-name="T3">C</text:span>omment : <text:s/>expained about comment in programing language</text:p>
      <text:p text:style-name="P2">4. <text:span text:style-name="T3">R</text:span>eady data form user : this session will done three programs based on this <text:s/>session.</text:p>
      <text:p text:style-name="P2">5. <text:span text:style-name="T3">O</text:span>perators</text:p>
      <text:p text:style-name="P2"><text:tab/>a.<text:span text:style-name="T3">A</text:span>rithmethic operators </text:p>
      <text:p text:style-name="P2"><text:tab/>b.<text:span text:style-name="T3">C</text:span>omparison operator</text:p>
      <text:p text:style-name="P9"><text:span text:style-name="T1"><text:tab/></text:span><text:span text:style-name="T2">c.Locial operators</text:span></text:p>
      <text:p text:style-name="P4"><text:s/>We coverd <text:s/>the above session with different example and <text:s/>programs </text:p>
      <text:p text:style-name="P4"/>
      <text:p text:style-name="P5">6. Conditional statemennt</text:p>
      <text:p text:style-name="P10"><text:s text:c="6"/></text:p>
      <text:p text:style-name="P10"><text:s text:c="7"/>we also program using if statement and succesfuly completed </text:p>
      <text:p text:style-name="P10">-------------------------------------------------------------------------------------------------------</text:p>
      <text:p text:style-name="P11"><text:soft-page-break/>DAY : 3</text:p>
      <text:p text:style-name="P11">DATE : 30-05-2024</text:p>
      <text:p text:style-name="P11"/>
      <text:p text:style-name="P11"/>
      <text:p text:style-name="P11">Today </text:p>
      <text:p text:style-name="P11"/>
      <text:p text:style-name="P11">1. CONDITIONAL STATEMENT</text:p>
      <text:p text:style-name="P11"/>
      <text:p text:style-name="P11"><text:tab/> It is used to control flow of a program and create <text:s/>branches in the program to empliment we used if ... else state and also descussed else..if. Completed three task and two assignment </text:p>
      <text:p text:style-name="P11"/>
      <text:p text:style-name="P11">2. LOOPING STATEMENT</text:p>
      <text:p text:style-name="P11"/>
      <text:p text:style-name="P11"><text:tab/>It discus iterastion of a program </text:p>
      <text:p text:style-name="P11"/>
      <text:p text:style-name="P11">TYPE OF LOOP</text:p>
      <text:p text:style-name="P11"/>
      <text:p text:style-name="P11">While ,do while and for completed three task and two assignment</text:p>
      <text:p text:style-name="P11"/>
      <text:p text:style-name="P11"/>
      <text:p text:style-name="P11">-------------------------------------------------------------------------------------------------------</text:p>
      <text:p text:style-name="P11"/>
      <text:p text:style-name="P11"/>
      <text:p text:style-name="P11">DAY 4</text:p>
      <text:p text:style-name="P11">DATE 31-05-2024</text:p>
      <text:p text:style-name="P11"/>
      <text:p text:style-name="P11"/>
      <text:p text:style-name="P11"><text:tab/></text:p>
      <text:p text:style-name="P11"><text:tab/>Todays sessions are forin loop,for of ,funcation completed funcation states (funcation declaration defination and calling )</text:p>
      <text:p text:style-name="P11"/>
      <text:p text:style-name="P11">Finish <text:s/>three task and <text:s/>four assignment in <text:s/>afthernoon session (1.30 p<text:span text:style-name="T5">m</text:span> <text:s/>to 3.30 pm)</text:p>
      <text:p text:style-name="P11"/>
      <text:p text:style-name="P11"/>
      <text:p text:style-name="P11"/>
      <text:p text:style-name="P11"/>
      <text:p text:style-name="P11"/>
      <text:p text:style-name="P11"/>
      <text:p text:style-name="P11">-------------------------------------------------------------------------------------------------------</text:p>
      <text:p text:style-name="P12"/>
      <text:p text:style-name="P12"/>
      <text:p text:style-name="P12"><text:soft-page-break/>DAY : 5</text:p>
      <text:p text:style-name="P12">DATE : 1-06-2024</text:p>
      <text:p text:style-name="P12"/>
      <text:p text:style-name="P12"><text:tab/>Todays sessions are :</text:p>
      <text:p text:style-name="P12"/>
      <text:p text:style-name="P12">1.Function return in java script</text:p>
      <text:p text:style-name="P12">2.Function parameter</text:p>
      <text:p text:style-name="P12">3.Date function</text:p>
      <text:p text:style-name="P12"/>
      <text:p text:style-name="P12"><text:tab/>in the function returning program,A function is closed after the result is returned</text:p>
      <text:p text:style-name="P12"/>
      <text:p text:style-name="P12"><text:tab/>DATE FUNCTION</text:p>
      <text:p text:style-name="P12"/>
      <text:p text:style-name="P12">It is a predefined function [built in function]</text:p>
      <text:p text:style-name="P12"/>
      <text:p text:style-name="P12">&gt;Todays we completed 11 task and <text:span text:style-name="T6">1 assignmnet</text:span></text:p>
      <text:p text:style-name="P12">&gt;<text:span text:style-name="T6">Total of 12 java script programe</text:span></text:p>
      <text:p text:style-name="P12"/>
      <text:p text:style-name="P12">-------------------------------------------------------------------------------------------------------</text:p>
      <text:p text:style-name="P12"/>
      <text:p text:style-name="P13">DAY : 0<text:span text:style-name="T8">6</text:span></text:p>
      <text:p text:style-name="P13">DATE 3-06-2024</text:p>
      <text:p text:style-name="P13"/>
      <text:p text:style-name="P13">Today sessions <text:s/>are :</text:p>
      <text:p text:style-name="P13"/>
      <text:p text:style-name="P13">1.Function expression</text:p>
      <text:p text:style-name="P13">2.Call by value </text:p>
      <text:p text:style-name="P13">3.Call by reference</text:p>
      <text:p text:style-name="P14">4.Function closure </text:p>
      <text:p text:style-name="P13"/>
      <text:p text:style-name="P13">FUNCTION EXPRESSION</text:p>
      <text:p text:style-name="P13"/>
      <text:p text:style-name="P13">It allows to define a function as an expression the function expression can be assign to variable</text:p>
      <text:p text:style-name="P13"/>
      <text:p text:style-name="P13">CALL BY VALUE</text:p>
      <text:p text:style-name="P13"/>
      <text:p text:style-name="P13">In this method <text:s/>values of <text:s/>actual parameters are copied to the functions formal parameters.</text:p>
      <text:p text:style-name="P13">Here:</text:p>
      <text:p text:style-name="P13">Two type of parameter are stored in different location</text:p>
      <text:p text:style-name="P13">so;</text:p>
      <text:p text:style-name="P13"><text:soft-page-break/>Any changes made inside function are not reflected in the actual parameters.</text:p>
      <text:p text:style-name="P13">CALL BY REFERENCE </text:p>
      <text:p text:style-name="P13"/>
      <text:p text:style-name="P13">This method stored in a variable in as object that variable is made equal to <text:span text:style-name="T7">another variable both variable </text:span></text:p>
      <text:p text:style-name="P13"/>
      <text:p text:style-name="P13">-------------------------------------------------------------------------------------------------------</text:p>
      <text:p text:style-name="P13"/>
      <text:p text:style-name="P16">DAY : 7</text:p>
      <text:p text:style-name="P16">DATE : </text:p>
      <text:p text:style-name="P16"/>
      <text:p text:style-name="P16"/>
      <text:p text:style-name="P16">Todays sessions are :</text:p>
      <text:p text:style-name="P16"/>
      <text:p text:style-name="P16">1.First class function</text:p>
      <text:p text:style-name="P16">2.Higher order function</text:p>
      <text:p text:style-name="P16">3.Arrow function</text:p>
      <text:p text:style-name="P16">4.Arrow function with singel statement</text:p>
      <text:p text:style-name="P16">5.Arrow function with without parameter </text:p>
      <text:p text:style-name="P16">6.Arrow function with multiple statement</text:p>
      <text:p text:style-name="P16">7.<text:span text:style-name="T9">IIFE(immeditly in form <text:s/>function expression)</text:span></text:p>
      <text:p text:style-name="P18"/>
      <text:p text:style-name="P18"/>
      <text:p text:style-name="P18">1.FIRST CLASS FUNCTION</text:p>
      <text:p text:style-name="P18"/>
      <text:p text:style-name="P18">First class function means that function can be stored in a varibale</text:p>
      <text:p text:style-name="P18"/>
      <text:p text:style-name="P18"/>
      <text:p text:style-name="P18">2.HIGHER ORDER FUNCTION</text:p>
      <text:p text:style-name="P18"/>
      <text:p text:style-name="P18">They function are either take other function as an argument or return function has result </text:p>
      <text:p text:style-name="P18"/>
      <text:p text:style-name="P18">3.ARROW FUNCTION</text:p>
      <text:p text:style-name="P18"/>
      <text:p text:style-name="P18">It alway sa to create a shorten and anonimoys function </text:p>
      <text:p text:style-name="P18"/>
      <text:p text:style-name="P18"/>
      <text:p text:style-name="P18">4.</text:p>
      <text:p text:style-name="P16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ae8d" officeooo:paragraph-rsid="001bae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6:47.716850545</meta:creation-date>
    <dc:date>2024-06-05T15:34:20.379115003</dc:date>
    <meta:editing-duration>PT16M4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5" meta:paragraph-count="94" meta:word-count="529" meta:character-count="3933" meta:non-whitespace-character-count="3349"/>
  </office:meta>
</office:document-meta>
</file>